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db49" officeooo:paragraph-rsid="0018db49"/>
    </style:style>
    <style:style style:name="P2" style:family="paragraph" style:parent-style-name="Standard">
      <style:text-properties officeooo:rsid="00196216" officeooo:paragraph-rsid="00196216"/>
    </style:style>
    <style:style style:name="P3" style:family="paragraph" style:parent-style-name="Standard">
      <style:text-properties officeooo:rsid="00198349" officeooo:paragraph-rsid="00198349"/>
    </style:style>
    <style:style style:name="P4" style:family="paragraph" style:parent-style-name="Standard">
      <style:text-properties officeooo:rsid="001d7702" officeooo:paragraph-rsid="001d7702"/>
    </style:style>
    <style:style style:name="P5" style:family="paragraph" style:parent-style-name="Standard">
      <style:text-properties officeooo:paragraph-rsid="001db2ce"/>
    </style:style>
    <style:style style:name="T1" style:family="text">
      <style:text-properties officeooo:rsid="001bb147"/>
    </style:style>
    <style:style style:name="T2" style:family="text">
      <style:text-properties fo:color="#ce181e"/>
    </style:style>
    <style:style style:name="T3" style:family="text">
      <style:text-properties fo:color="#ed1c24" officeooo:rsid="001bb147"/>
    </style:style>
    <style:style style:name="T4" style:family="text">
      <style:text-properties fo:color="#ed1c24" officeooo:rsid="001d7702"/>
    </style:style>
    <style:style style:name="T5" style:family="text">
      <style:text-properties fo:color="#ed1c24" officeooo:rsid="001db2ce"/>
    </style:style>
    <style:style style:name="T6" style:family="text">
      <style:text-properties fo:font-variant="normal" fo:text-transform="none" style:font-name="monospace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monospace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de identifiers for scraping</text:p>
      <text:p text:style-name="P5"><text:span text:style-name="T5">Main page identifying for restaurant: </text:span><text:span text:style-name="T6">&lt;div class="vzRMeAg4Oi8__kl-trunc-name"&gt;</text:span><text:span text:style-name="T7">Ay bendito Con Sabor a Puerto Rico</text:span><text:span text:style-name="T6">&lt;/div&gt;</text:span></text:p>
      <text:p text:style-name="P2"/>
      <text:p text:style-name="P2"><text:span text:style-name="T4">Start of restaurant entry / name: </text:span>&lt;div class="kno-ecr-pt PZPZlf gsmt PPT5v" data-dtype="d3ifr" data-local-attribute="d3bn" data-attrid="title" data-ved="2ahUKEwjfyfSy-PvmAhUim-AKHXbZBWYQ3B0oADAAegQIAhAG"&gt;&lt;span&gt;Mango Cafe&lt;/span&gt;&lt;/div&gt;</text:p>
      <text:p text:style-name="P4"/>
      <text:p text:style-name="P3"/>
      <text:p text:style-name="P3"><text:span text:style-name="T3">Address HTML: </text:span>&lt;span class="LrzXr"&gt;1099 NE 79th St, Miami, FL 33138&lt;/span&gt;</text:p>
      <text:p text:style-name="P3"/>
      <text:p text:style-name="P3"><text:span text:style-name="T3">$ HTML: </text:span>&lt;span class="YhemCb" data-ved="2ahUKEwjqyL-A8PvmAhWviOAKHTLGAFoQxuQDKAEwAXoECAMQHw"&gt;$$&lt;/span&gt;</text:p>
      <text:p text:style-name="P3"/>
      <text:p text:style-name="P3"><text:span text:style-name="T3">Category HTML: </text:span>&lt;div class="zloOqf kpS1Ac vk_gy"&gt;$$&lt;span class="YhemCb" data-ved="2ahUKEwjqyL-A8PvmAhWviOAKHTLGAFoQxuQDKAEwAXoECAMQHw"&gt;&lt;/span&gt;&lt;span class="YhemCb"&gt;Italian restaurant&lt;/span&gt;&lt;/div&gt;</text:p>
      <text:p text:style-name="P3"/>
      <text:p text:style-name="P3"/>
      <text:p text:style-name="P3"><text:span text:style-name="T3">Hours of Operation HTML: </text:span>&lt;table class="WgFkxc"&gt;&lt;tbody&gt;&lt;tr class="K7Ltle"&gt;&lt;td class="SKNSIb"&gt;Saturday&lt;/td&gt;&lt;td&gt;11AM–3:30PM, 6–11PM&lt;/td&gt;&lt;/tr&gt;&lt;tr&gt;&lt;td class="SKNSIb"&gt;Sunday&lt;/td&gt;&lt;td&gt;11AM–3:30PM, 6–10PM&lt;/td&gt;&lt;/tr&gt;&lt;tr&gt;&lt;td class="SKNSIb"&gt;Monday&lt;/td&gt;&lt;td&gt;11:30AM–3:30PM, 6–10PM&lt;/td&gt;&lt;/tr&gt;&lt;tr&gt;&lt;td class="SKNSIb"&gt;Tuesday&lt;/td&gt;&lt;td&gt;11:30AM–3:30PM, 6–10PM&lt;/td&gt;&lt;/tr&gt;&lt;tr&gt;&lt;td class="SKNSIb"&gt;Wednesday&lt;/td&gt;&lt;td&gt;11:30AM–3:30PM, 6–10PM&lt;/td&gt;&lt;/tr&gt;&lt;tr&gt;&lt;td class="SKNSIb"&gt;Thursday&lt;/td&gt;&lt;td&gt;11:30AM–3:30PM, 6–10PM&lt;/td&gt;&lt;/tr&gt;&lt;tr&gt;&lt;td class="SKNSIb"&gt;Friday&lt;/td&gt;&lt;td&gt;11:30AM–3:30PM, 6–11PM&lt;/td&gt;&lt;/tr&gt;&lt;/tbody&gt;&lt;/tab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42:05.612095632</meta:creation-date>
    <dc:date>2020-01-13T09:38:02.355113658</dc:date>
    <meta:editing-duration>P1DT21H58M20S</meta:editing-duration>
    <meta:editing-cycles>1</meta:editing-cycles>
    <meta:document-statistic meta:table-count="0" meta:image-count="0" meta:object-count="0" meta:page-count="1" meta:paragraph-count="7" meta:word-count="93" meta:character-count="1324" meta:non-whitespace-character-count="1252"/>
    <meta:generator>LibreOffice/6.0.7.3$Linux_X86_64 LibreOffice_project/00m0$Build-3</meta:generator>
  </office:meta>
</office:document-meta>
</file>